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_5f_Footer_20_page_20_impaire_20__28_D_29_"/>
    <style:style style:name="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paire_20__28_G_29_"/>
    <style:style style:name="P103" style:family="paragraph" style:parent-style-name="_5f_Footer_20_page_20_paire_20__28_G_29_">
      <style:text-properties fo:font-size="9pt" style:font-size-asian="9pt" style:font-size-complex="9pt"/>
    </style:style>
    <style:style style:name="P104" style:family="paragraph" style:parent-style-name="_5f_Paragraphe_5f_Correction">
      <style:text-properties officeooo:paragraph-rsid="029fc35e"/>
    </style:style>
    <style:style style:name="P105" style:family="paragraph" style:parent-style-name="_5f_Paragraphe_5f_Correction">
      <style:text-properties officeooo:paragraph-rsid="02a1156d"/>
    </style:style>
    <style:style style:name="P106" style:family="paragraph" style:parent-style-name="_5f_Paragraphe_5f_Correction">
      <style:text-properties fo:color="#000000" loext:opacity="100%" style:font-name="Bitstream Vera Sans" fo:font-size="10pt" fo:language="fr" fo:country="FR" officeooo:paragraph-rsid="02a1156d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Réponse_5f_Pointillés_5f_Grisés">
      <style:paragraph-properties fo:line-height="150%"/>
      <style:text-properties fo:color="#000000" loext:opacity="100%" style:font-name="Bitstream Vera Sans" fo:font-size="10pt" fo:language="fr" fo:country="FR" officeooo:paragraph-rsid="029e1892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9" style:family="paragraph" style:parent-style-name="_5f_Paragraphe_5f_Réponse_5f_Pointillés_5f_Grisés">
      <style:paragraph-properties fo:line-height="150%"/>
      <style:text-properties officeooo:paragraph-rsid="029db9e4"/>
    </style:style>
    <style:style style:name="P110" style:family="paragraph" style:parent-style-name="_5f_Paragraphe_5f_Réponse_5f_Pointillés_5f_Grisés">
      <style:paragraph-properties fo:line-height="150%"/>
      <style:text-properties officeooo:paragraph-rsid="029a4e6e"/>
    </style:style>
    <style:style style:name="P111" style:family="paragraph" style:parent-style-name="_5f_Paragraphe_5f_Réponse_5f_Pointillés_5f_Grisés">
      <style:paragraph-properties fo:line-height="150%"/>
      <style:text-properties officeooo:paragraph-rsid="02a323e4"/>
    </style:style>
    <style:style style:name="P112" style:family="paragraph" style:parent-style-name="_5f_Paragraphe_5f_Réponse_5f_Pointillés_5f_Grisés">
      <style:paragraph-properties fo:line-height="150%"/>
      <style:text-properties fo:color="#b3b3b3" loext:opacity="100%" style:font-name="Bitstream Vera Sans5" fo:font-size="10pt" fo:font-style="normal" officeooo:paragraph-rsid="029e1892" fo:background-color="transparent"/>
    </style:style>
    <style:style style:name="P113" style:family="paragraph" style:parent-style-name="_5f_Paragraphe_5f_Réponse_5f_Pointillés_5f_Grisés">
      <style:paragraph-properties fo:line-height="150%"/>
      <style:text-properties fo:color="#b3b3b3" loext:opacity="100%" style:font-name="Bitstream Vera Sans5" fo:font-size="10pt" fo:font-style="normal" officeooo:paragraph-rsid="02a1156d" fo:background-color="transparent"/>
    </style:style>
    <style:style style:name="P114" style:family="paragraph" style:parent-style-name="_5f_Paragraphe_5f_Réponse_5f_Pointillés_5f_Grisés">
      <style:paragraph-properties fo:line-height="150%"/>
      <style:text-properties fo:color="#b3b3b3" loext:opacity="100%" style:font-name="Bitstream Vera Sans5" fo:font-size="10pt" fo:font-style="normal" officeooo:paragraph-rsid="02a323e4" fo:background-color="transparent"/>
    </style:style>
    <style:style style:name="P115" style:family="paragraph" style:parent-style-name="_5f_Paragraphe_5f_Réponse_5f_Pointillés_5f_Grisés">
      <style:paragraph-properties fo:line-height="150%"/>
      <style:text-properties fo:color="#b3b3b3" loext:opacity="100%" style:font-name="Bitstream Vera Sans5" fo:font-size="10pt" fo:font-style="normal" officeooo:paragraph-rsid="02a39eaf" fo:background-color="transparent"/>
    </style:style>
    <style:style style:name="P116" style:family="paragraph" style:parent-style-name="_5f_Premier_5f_Titre_5f_Exercices_5f_avec_5f_Num_5f_Exo_5f_sans_5f_Titre" style:master-page-name="_32__5f_6_5f_SERIE_5f_N_5f_GAUCHE_5f_ET_5f_DROITE_5f_2COL">
      <style:paragraph-properties style:page-number="142" fo:break-before="auto" fo:break-after="auto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text-align="cente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/>
    </style:style>
    <style:style style:name="T14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9" style:family="text">
      <style:text-properties officeooo:rsid="0160d7ef"/>
    </style:style>
    <style:style style:name="T150" style:family="text">
      <style:text-properties officeooo:rsid="0072f07f"/>
    </style:style>
    <style:style style:name="T151" style:family="text">
      <style:text-properties officeooo:rsid="0268e0aa"/>
    </style:style>
    <style:style style:name="T152" style:family="text">
      <style:text-properties officeooo:rsid="026ec296"/>
    </style:style>
    <style:style style:name="T153" style:family="text">
      <style:text-properties officeooo:rsid="0272f9e5"/>
    </style:style>
    <style:style style:name="T154" style:family="text">
      <style:text-properties officeooo:rsid="02757f12"/>
    </style:style>
    <style:style style:name="T155" style:family="text">
      <style:text-properties officeooo:rsid="02735980"/>
    </style:style>
    <style:style style:name="T156" style:family="text">
      <style:text-properties officeooo:rsid="01b6dc57"/>
    </style:style>
    <style:style style:name="T157" style:family="text">
      <style:text-properties officeooo:rsid="00b5d2d1"/>
    </style:style>
    <style:style style:name="T158" style:family="text">
      <style:text-properties officeooo:rsid="015f088a"/>
    </style:style>
    <style:style style:name="T159" style:family="text">
      <style:text-properties officeooo:rsid="01f8729d"/>
    </style:style>
    <style:style style:name="T160" style:family="text">
      <style:text-properties officeooo:rsid="010c4d3a"/>
    </style:style>
    <style:style style:name="T161" style:family="text">
      <style:text-properties fo:font-size="16pt" style:font-size-asian="16pt" style:font-size-complex="16pt"/>
    </style:style>
    <style:style style:name="T162" style:family="text">
      <style:text-properties officeooo:rsid="00b6801f"/>
    </style:style>
    <style:style style:name="T163" style:family="text">
      <style:text-properties officeooo:rsid="0334a5be"/>
    </style:style>
    <style:style style:name="T164" style:family="text">
      <style:text-properties officeooo:rsid="0315af39"/>
    </style:style>
    <style:style style:name="T165" style:family="text">
      <style:text-properties officeooo:rsid="014407b5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9db9e4"/>
    </style:style>
    <style:style style:name="T181" style:family="text">
      <style:text-properties fo:color="#000000" loext:opacity="100%" style:font-name="Bitstream Vera Sans" fo:font-size="10pt" fo:language="fr" fo:country="FR" officeooo:rsid="029e189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29ead4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29fc35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9fc7f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2a1156d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" fo:font-size="10pt" fo:language="fr" fo:country="F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fo:color="#000000" loext:opacity="100%" style:font-name="Bitstream Vera Sans" fo:font-size="10pt" fo:language="fr" fo:country="FR" officeooo:rsid="02a39ea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fo:font-style="normal" officeooo:rsid="029fc35e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fo:font-style="normal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style:text-underline-style="solid" style:text-underline-width="auto" style:text-underline-color="font-colo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fo:font-weight="bold" officeooo:rsid="02a39eaf" style:letter-kerning="true" fo:background-color="#ffff00" loext:char-shading-value="0" style:font-name-asian="Bitstream Vera Sans6" style:font-size-asian="10pt" style:language-asian="zh" style:country-asian="CN" style:font-weight-asian="bold" style:font-name-complex="Bitstream Vera Sans6" style:language-complex="hi" style:country-complex="IN" style:font-weight-complex="bold"/>
    </style:style>
    <style:style style:name="T192" style:family="text">
      <style:text-properties fo:color="#000000" loext:opacity="100%" style:text-position="sub 58%" style:font-name="Bitstream Vera Sans" fo:font-size="10pt" fo:language="fr" fo:country="FR" officeooo:rsid="029e189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3" style:family="text">
      <style:text-properties fo:color="#000000" loext:opacity="100%" fo:language="fr" fo:country="FR" officeooo:rsid="029e1892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4" style:family="text">
      <style:text-properties fo:color="#000000" loext:opacity="100%" style:text-position="super 58%" style:font-name="Bitstream Vera Sans" fo:font-size="10pt" fo:language="fr" fo:country="F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5" style:family="text">
      <style:text-properties fo:color="#000000" loext:opacity="100%" style:text-position="super 58%" style:font-name="Bitstream Vera Sans" fo:font-size="10pt" fo:language="fr" fo:country="FR" officeooo:rsid="02a39ea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6" style:family="text">
      <style:text-properties fo:color="#000000" loext:opacity="100%" style:text-position="super 58%" style:font-name="Bitstream Vera Sans" fo:font-size="10pt" fo:language="fr" fo:country="FR" style:text-underline-style="solid" style:text-underline-width="auto" style:text-underline-color="font-colo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7" style:family="text">
      <style:text-properties fo:color="#000000" loext:opacity="100%" style:text-position="0% 100%" style:font-name="Bitstream Vera Sans" fo:font-size="10pt" fo:language="fr" fo:country="F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8" style:family="text">
      <style:text-properties fo:color="#000000" loext:opacity="100%" style:text-position="0% 100%" style:font-name="Bitstream Vera Sans" fo:font-size="10pt" fo:language="fr" fo:country="FR" officeooo:rsid="02a39ea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9" style:family="text">
      <style:text-properties fo:color="#000000" loext:opacity="100%" style:text-position="0% 100%" style:font-name="Bitstream Vera Sans" fo:font-size="10pt" fo:language="fr" fo:country="FR" style:text-underline-style="solid" style:text-underline-width="auto" style:text-underline-color="font-color" officeooo:rsid="02a323e4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200" style:family="text">
      <style:text-properties officeooo:rsid="029e1892"/>
    </style:style>
    <style:style style:name="T201" style:family="text">
      <style:text-properties style:text-position="sub 58%" officeooo:rsid="029e1892"/>
    </style:style>
    <style:style style:name="T202" style:family="text">
      <style:text-properties fo:font-style="normal" officeooo:rsid="029ead4d"/>
    </style:style>
    <style:style style:name="T203" style:family="text">
      <style:text-properties fo:font-style="normal" officeooo:rsid="02a1156d"/>
    </style:style>
    <style:style style:name="T204" style:family="text">
      <style:text-properties fo:font-style="normal" officeooo:rsid="02a323e4"/>
    </style:style>
    <style:style style:name="T205" style:family="text">
      <style:text-properties officeooo:rsid="029fc7fc"/>
    </style:style>
    <style:style style:name="T206" style:family="text">
      <style:text-properties officeooo:rsid="02a1156d"/>
    </style:style>
    <style:style style:name="T207" style:family="text">
      <style:text-properties officeooo:rsid="02a12de7"/>
    </style:style>
    <style:style style:name="T208" style:family="text">
      <style:text-properties officeooo:rsid="02a323e4"/>
    </style:style>
    <style:style style:name="T209" style:family="text">
      <style:text-properties style:text-position="super 58%"/>
    </style:style>
    <style:style style:name="T210" style:family="text">
      <style:text-properties style:text-position="super 58%" officeooo:rsid="02a323e4"/>
    </style:style>
    <style:style style:name="T211" style:family="text">
      <style:text-properties style:text-position="super 58%" officeooo:rsid="02a39eaf"/>
    </style:style>
    <style:style style:name="T212" style:family="text">
      <style:text-properties style:text-position="super 58%" style:text-underline-style="solid" style:text-underline-width="auto" style:text-underline-color="font-color" officeooo:rsid="02a323e4"/>
    </style:style>
    <style:style style:name="T213" style:family="text">
      <style:text-properties officeooo:rsid="02a39eaf"/>
    </style:style>
    <style:style style:name="T214" style:family="text">
      <style:text-properties style:text-underline-style="solid" style:text-underline-width="auto" style:text-underline-color="font-color" officeooo:rsid="02a323e4"/>
    </style:style>
    <style:style style:name="T215" style:family="text">
      <style:text-properties fo:font-weight="bold" officeooo:rsid="02a323e4" style:font-weight-asian="bold" style:font-weight-complex="bold"/>
    </style:style>
    <style:style style:name="T216" style:family="text"/>
    <style:style style:name="T2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1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from-top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6" draw:name="Shape2_5" draw:style-name="gr15" draw:text-style-name="P123" svg:width="2.701cm" svg:height="0.715cm" draw:transform="rotate (0.0876155284501153) translate (1.13594444444444cm 1.13770833333333cm)">
        <draw:text-box>
          <text:p text:style-name="P118"><text:span text:style-name="T217">Série 6</text:span></text:p>
        </draw:text-box>
      </draw:frame>
      <draw:frame text:anchor-type="page" text:anchor-page-number="2" draw:z-index="5" draw:name="Shape2_4" draw:style-name="gr16" draw:text-style-name="P127" svg:width="3.918cm" svg:height="1.031cm" draw:transform="rotate (0.0876155284501153) translate (0.137583333333333cm 0.342194444444444cm)">
        <draw:text-box>
          <text:p text:style-name="P118"><text:span text:style-name="T218">Fiche supplémentaire</text:span></text:p>
        </draw:text-box>
      </draw:frame>
      <draw:frame text:anchor-type="page" text:anchor-page-number="3" draw:z-index="4" draw:name="Shape2_2" draw:style-name="gr16" draw:text-style-name="P127" svg:width="3.918cm" svg:height="1.031cm" draw:transform="rotate (0.0876155284501153) translate (0.137583333333333cm 0.342194444444444cm)">
        <draw:text-box>
          <text:p text:style-name="P118"><text:span text:style-name="T218">Fiche supplémentaire</text:span></text:p>
        </draw:text-box>
      </draw:frame>
      <draw:frame text:anchor-type="page" text:anchor-page-number="3" draw:z-index="3" draw:name="Shape2_0" draw:style-name="gr15" draw:text-style-name="P123" svg:width="2.701cm" svg:height="0.715cm" draw:transform="rotate (0.0876155284501153) translate (1.13418055555556cm 1.2065cm)">
        <draw:text-box>
          <text:p text:style-name="P118"><text:span text:style-name="T217">Série 6</text:span></text:p>
        </draw:text-box>
      </draw:frame>
      <draw:frame text:anchor-type="page" text:anchor-page-number="1" draw:z-index="2" draw:name="Shape2_3" draw:style-name="gr16" draw:text-style-name="P127" svg:width="3.918cm" svg:height="1.031cm" draw:transform="rotate (0.0876155284501153) translate (0.137583333333333cm 0.342194444444444cm)">
        <draw:text-box>
          <text:p text:style-name="P118"><text:span text:style-name="T218">Fiche supplémentaire</text:span></text:p>
        </draw:text-box>
      </draw:frame>
      <draw:frame text:anchor-type="page" text:anchor-page-number="2" draw:z-index="1" draw:name="Shape2_1" draw:style-name="gr15" draw:text-style-name="P123" svg:width="2.701cm" svg:height="0.715cm" draw:transform="rotate (0.0876155284501153) translate (1.13594444444444cm 1.13770833333333cm)">
        <draw:text-box>
          <text:p text:style-name="P118"><text:span text:style-name="T217">Série 6</text:span></text:p>
        </draw:text-box>
      </draw:frame>
      <text:list xml:id="list991224917" text:style-name="_5f_Numérotation_20_des_20_exercices">
        <text:list-item text:start-value="1">
          <text:h text:style-name="P116" text:outline-level="1" text:restart-numbering="true" text:start-value="1"><text:span text:style-name="_5f_Caractères">Billy possède 38 billes toutes identiques. Il sait que la masse des 38 billes est 201 grammes.</text:span></text:h>
          <text:list>
            <text:list-item>
              <text:p text:style-name="_5f_Paragraphe_5f_avec_5f_Num_5f_Question"><text:span text:style-name="_5f_Caractères">Quelle est la masse exacte d’une bille en gramme ?</text:span></text:p>
            </text:list-item>
          </text:list>
        </text:list-item>
      </text:list>
      <text:p text:style-name="P109"><text:span text:style-name="_5f_Caractères_5f_correction"><text:span text:style-name="T180">M = 201 g ÷</text:span></text:span><text:span text:style-name="_5f_Caractères_5f_correction"> </text:span><text:span text:style-name="_5f_Caractères_5f_correction"><text:span text:style-name="T180">38 <text:s text:c="4"/>M = </text:span></text:span><text:span text:style-name="_5f_Caractères_5f_correction"><text:span text:style-name="T180"><draw:frame draw:style-name="fr5" draw:name="Objet1" text:anchor-type="as-char" svg:y="-0.483cm" svg:width="0.84cm" svg:height="0.968cm" draw:z-index="35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aractères_5f_correction"><text:span text:style-name="T180"><text:s/>g exactement.</text:span></text:span></text:p>
      <text:list xml:id="list143256340096593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onner la valeur arrondie au dixième près de la masse d’une bille.</text:span></text:p>
            </text:list-item>
          </text:list>
        </text:list-item>
      </text:list>
      <text:p text:style-name="P109"><text:span text:style-name="_5f_Caractères_5f_correction"><text:span text:style-name="T180">M ≈</text:span></text:span><text:span text:style-name="_5f_Caractères_5f_correction"> </text:span><text:span text:style-name="_5f_Caractères_5f_correction"><text:span text:style-name="T180">5,3 <text:s/>g <text:s/>à 0,1 g près.</text:span></text:span></text:p>
      <text:list xml:id="list143255763391437" text:continue-numbering="true" text:style-name="_5f_Numérotation_20_des_20_exercices">
        <text:list-item>
          <text:h text:style-name="_5f_Titre_5f_Exercices_5f_sans_5f_Titre" text:outline-level="1"><text:span text:style-name="_5f_Caractères">Parmi 20 pommes sur un étalage, on trouve 4 variétés :</text:span></text:h>
        </text:list-item>
      </text:list>
      <text:list xml:id="list1852271417" text:style-name="List_20_1">
        <text:list-item>
          <text:h text:style-name="_5f_Paragraphe_5f_Bullet" text:outline-level="1"><text:span text:style-name="_5f_Caractères">8 sont des pommes « Gala » ;</text:span></text:h>
        </text:list-item>
        <text:list-item>
          <text:h text:style-name="_5f_Paragraphe_5f_Bullet" text:outline-level="1"><text:span text:style-name="_5f_pointillés_20_gris"><draw:frame draw:style-name="fr6" draw:name="Object196" text:anchor-type="as-char" svg:y="-0.534cm" svg:width="0.293cm" svg:height="0.87cm" draw:z-index="36"><draw:object xlink:href="./Object 356" xlink:type="simple" xlink:show="embed" xlink:actuate="onLoad"/><draw:image xlink:href="./ObjectReplacements/Object 356" xlink:type="simple" xlink:show="embed" xlink:actuate="onLoad"/></draw:frame></text:span><text:span text:style-name="_5f_Caractères"><text:s/>sont des pommes « Reinette » ;</text:span></text:h>
        </text:list-item>
        <text:list-item>
          <text:h text:style-name="_5f_Paragraphe_5f_Bullet" text:outline-level="1"><text:span text:style-name="_5f_Caractères">Parmi les deux variétés restantes, </text:span><text:span text:style-name="_5f_pointillés_20_gris"><draw:frame draw:style-name="fr6" draw:name="Object197" text:anchor-type="as-char" svg:y="-0.534cm" svg:width="0.293cm" svg:height="0.87cm" draw:z-index="37"><draw:object xlink:href="./Object 357" xlink:type="simple" xlink:show="embed" xlink:actuate="onLoad"/><draw:image xlink:href="./ObjectReplacements/Object 357" xlink:type="simple" xlink:show="embed" xlink:actuate="onLoad"/></draw:frame></text:span><text:span text:style-name="_5f_Caractères"><text:s/>sont des « Granny Smith » ;</text:span></text:h>
        </text:list-item>
        <text:list-item>
          <text:h text:style-name="_5f_Paragraphe_5f_Bullet" text:outline-level="1"><text:span text:style-name="_5f_Caractères">La dernière variété est « Pink Lady ».</text:span></text:h>
        </text:list-item>
      </text:list>
      <text:list xml:id="list143256137699704" text:continue-list="list143255763391437" text:style-name="_5f_Numérotation_20_des_20_exercices">
        <text:list-item>
          <text:list>
            <text:list-item>
              <text:p text:style-name="_5f_Paragraphe_5f_avec_5f_Num_5f_Question"><text:span text:style-name="_5f_Caractères">Déterminer le nombre de pommes « Reinette ».</text:span></text:p>
            </text:list-item>
          </text:list>
        </text:list-item>
      </text:list>
      <text:p text:style-name="P108"><text:span text:style-name="_5f_Caractères_5f_correction"><text:span text:style-name="T200">N</text:span></text:span><text:span text:style-name="_5f_Caractères_5f_correction"><text:span text:style-name="T201">R</text:span></text:span><text:span text:style-name="_5f_Caractères_5f_correction"><text:span text:style-name="T200"> = </text:span></text:span><text:span text:style-name="_5f_Caractères_5f_correction"><text:span text:style-name="T200"><draw:frame draw:style-name="fr5" draw:name="Objet2" text:anchor-type="as-char" svg:y="-0.483cm" svg:width="1.131cm" svg:height="0.968cm" draw:z-index="35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aractères_5f_correction"><text:span text:style-name="T200">= 5 <text:s/>Il y a 5 pommes «Reinette».</text:span></text:span></text:p>
      <text:list xml:id="list14325656222053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n déduire le nombre de pommes « Granny Smith ».</text:span></text:p>
            </text:list-item>
          </text:list>
        </text:list-item>
      </text:list>
      <text:p text:style-name="P112"><text:span text:style-name="_5f_Caractères_5f_correction"><text:span text:style-name="T200">Il reste 20 – 8– 5 = 7 pommes de <text:s/>deux variétés restantes. N</text:span></text:span><text:span text:style-name="_5f_Caractères_5f_correction"><text:span text:style-name="T192">GS</text:span></text:span><text:span text:style-name="_5f_Caractères_5f_correction"><text:span text:style-name="T200"> = </text:span></text:span><text:span text:style-name="_5f_Caractères_5f_correction"><text:span text:style-name="T200"><draw:frame draw:style-name="fr5" draw:name="Objet3" text:anchor-type="as-char" svg:y="-0.584cm" svg:width="0.907cm" svg:height="0.968cm" draw:z-index="35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aractères_5f_correction"><text:span text:style-name="T200">= 5 <text:s/>donc <text:s/>5 «Granny Smith».</text:span></text:span></text:p>
      <text:list xml:id="list14325537014706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Julie, en voyant l’étalage, affirme qu’un dixième des pommes sont des « Pink Lady ». A-t-elle raison ?</text:span></text:p>
            </text:list-item>
          </text:list>
        </text:list-item>
      </text:list>
      <text:p text:style-name="P112"><text:span text:style-name="_5f_Caractères_5f_correction"><text:span text:style-name="T200">Il reste : 7 – 5 = </text:span></text:span><text:span text:style-name="_5f_Caractères_5f_correction"><text:span text:style-name="T181">2</text:span></text:span><text:span text:style-name="_5f_Caractères_5f_correction"><text:span text:style-name="T200"> </text:span></text:span><text:span text:style-name="_5f_Caractères_5f_correction"><text:span text:style-name="T181">pommes <text:s/>et <text:s/></text:span></text:span><text:span text:style-name="_5f_Caractères_5f_correction"><text:span text:style-name="T181"><draw:frame draw:style-name="fr5" draw:name="Objet4" text:anchor-type="as-char" svg:y="-0.584cm" svg:width="1.774cm" svg:height="0.968cm" draw:z-index="35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Caractères_5f_correction"><text:span text:style-name="T181"><text:s/></text:span></text:span></text:p>
      <text:p text:style-name="P112"><text:span text:style-name="_5f_Caractères_5f_correction"><text:span text:style-name="T181">Il reste bien </text:span></text:span><text:span text:style-name="_5f_Caractères"><text:span text:style-name="T193">un dixième </text:span></text:span><text:span text:style-name="_5f_Caractères"><text:span text:style-name="T181">de </text:span></text:span><text:span text:style-name="_5f_Caractères"><text:span text:style-name="T193">«Pink Lady». </text:span></text:span></text:p>
      <text:list xml:id="list143256359149420" text:continue-numbering="true" text:style-name="_5f_Numérotation_20_des_20_exercices">
        <text:list-item>
          <text:h text:style-name="_5f_Titre_5f_Exercices_5f_sans_5f_Titre" text:outline-level="1"><text:span text:style-name="_5f_Caractères">À 10h, Sonia a peint </text:span><text:span text:style-name="_5f_pointillés_20_gris"><draw:frame draw:style-name="fr6" draw:name="Object198" text:anchor-type="as-char" svg:y="-0.534cm" svg:width="0.293cm" svg:height="0.87cm" draw:z-index="38"><draw:object xlink:href="./Object 358" xlink:type="simple" xlink:show="embed" xlink:actuate="onLoad"/><draw:image xlink:href="./ObjectReplacements/Object 358" xlink:type="simple" xlink:show="embed" xlink:actuate="onLoad"/></draw:frame></text:span><text:span text:style-name="_5f_Caractères"><text:s/>du mur du salon dont la surface est 12 m² et Lilian a peint </text:span><text:span text:style-name="_5f_pointillés_20_gris"><draw:frame draw:style-name="fr6" draw:name="Object199" text:anchor-type="as-char" svg:y="-0.534cm" svg:width="0.293cm" svg:height="0.87cm" draw:z-index="39"><draw:object xlink:href="./Object 359" xlink:type="simple" xlink:show="embed" xlink:actuate="onLoad"/><draw:image xlink:href="./ObjectReplacements/Object 359" xlink:type="simple" xlink:show="embed" xlink:actuate="onLoad"/></draw:frame></text:span><text:span text:style-name="_5f_Caractères"><text:s/>du mur de la salle de bain dont la surface est 3 m². </text:span></text:h>
        </text:list-item>
      </text:list>
      <text:h text:style-name="_5f_Paragraphe" text:outline-level="1"><text:span text:style-name="_5f_Caractères">Qui, de Sonia ou Lilian a peint la plus grande surface à ce moment-là ?</text:span></text:h>
      <text:h text:style-name="_5f_Paragraphe_5f_Correction" text:outline-level="1"><text:span text:style-name="_5f_Caractères_5f_correction">Sonia <text:s/>a peint : </text:span><text:span text:style-name="_5f_Caractères_5f_correction"><draw:frame draw:style-name="fr5" draw:name="Objet5" text:anchor-type="as-char" svg:y="-0.584cm" svg:width="2.332cm" svg:height="0.968cm" draw:z-index="35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Caractères_5f_correction"><text:s/>m².</text:span></text:h>
      <text:h text:style-name="_5f_Paragraphe_5f_Correction" text:outline-level="1"><text:span text:style-name="_5f_Caractères_5f_correction"><text:span text:style-name="T182">Lilian</text:span></text:span><text:span text:style-name="_5f_Caractères_5f_correction"><text:span text:style-name="T202"> <text:s/>a peint : </text:span></text:span><text:span text:style-name="_5f_Caractères_5f_correction"><text:span text:style-name="T202"><draw:frame draw:style-name="fr5" draw:name="Objet6" text:anchor-type="as-char" svg:y="-0.584cm" svg:width="2.108cm" svg:height="0.968cm" draw:z-index="360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Caractères_5f_correction"><text:span text:style-name="T202"><text:s/>m².</text:span></text:span></text:h>
      <text:h text:style-name="_5f_Paragraphe_5f_Correction" text:outline-level="1"><text:span text:style-name="_5f_Caractères_5f_correction">Sonia a peint la plus grande surface.</text:span></text:h>
      <text:list xml:id="list143256705096843" text:continue-numbering="true" text:style-name="_5f_Numérotation_20_des_20_exercices">
        <text:list-item>
          <text:h text:style-name="_5f_Titre_5f_Exercices_5f_sans_5f_Titre" text:outline-level="1"><text:span text:style-name="_5f_Caractères">Alice a vendu </text:span><text:span text:style-name="_5f_pointillés_20_gris"><draw:frame draw:style-name="fr6" draw:name="Object200" text:anchor-type="as-char" svg:y="-0.534cm" svg:width="0.517cm" svg:height="0.87cm" draw:z-index="40"><draw:object xlink:href="./Object 360" xlink:type="simple" xlink:show="embed" xlink:actuate="onLoad"/><draw:image xlink:href="./ObjectReplacements/Object 360" xlink:type="simple" xlink:show="embed" xlink:actuate="onLoad"/></draw:frame></text:span><text:span text:style-name="_5f_Caractères"><text:s/>de ses 220 pâtisseries et Nour-Eddine a vendu </text:span><text:span text:style-name="_5f_pointillés_20_gris"><draw:frame draw:style-name="fr6" draw:name="Object201" text:anchor-type="as-char" svg:y="-0.534cm" svg:width="0.293cm" svg:height="0.87cm" draw:z-index="41"><draw:object xlink:href="./Object 361" xlink:type="simple" xlink:show="embed" xlink:actuate="onLoad"/><draw:image xlink:href="./ObjectReplacements/Object 361" xlink:type="simple" xlink:show="embed" xlink:actuate="onLoad"/></draw:frame></text:span><text:span text:style-name="_5f_Caractères"><text:s/>de ses 150 pâtisseries. </text:span></text:h>
        </text:list-item>
      </text:list>
      <text:h text:style-name="_5f_Paragraphe" text:outline-level="1"><text:span text:style-name="_5f_Caractères">Qui a vendu le plus de pâtisseries ?</text:span></text:h>
      <text:h text:style-name="_5f_Paragraphe" text:outline-level="1"><text:span text:style-name="_5f_Caractères"/></text:h>
      <text:h text:style-name="P104" text:outline-level="1"><text:span text:style-name="_5f_Caractères_5f_correction"><text:span text:style-name="T183">Alice</text:span></text:span><text:span text:style-name="_5f_Caractères_5f_correction"> <text:s/>a </text:span><text:span text:style-name="_5f_Caractères_5f_correction"><text:span text:style-name="T183">vendu</text:span></text:span><text:span text:style-name="_5f_Caractères_5f_correction">: </text:span><text:span text:style-name="_5f_Caractères_5f_correction"><draw:frame draw:style-name="fr5" draw:name="Objet7" text:anchor-type="as-char" svg:y="-0.584cm" svg:width="2.889cm" svg:height="0.968cm" draw:z-index="36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183">pâtisseries.</text:span></text:span></text:h>
      <text:h text:style-name="P104" text:outline-level="1"><text:span text:style-name="_5f_Caractères"><text:span text:style-name="T202">Nour-Eddine</text:span></text:span><text:span text:style-name="_5f_Caractères_5f_correction"><text:span text:style-name="T202"> <text:s/>a </text:span></text:span><text:span text:style-name="_5f_Caractères_5f_correction"><text:span text:style-name="T188">vendu</text:span></text:span><text:span text:style-name="_5f_Caractères_5f_correction"><text:span text:style-name="T202">: </text:span></text:span><text:span text:style-name="_5f_Caractères_5f_correction"><text:span text:style-name="T202"><draw:frame draw:style-name="fr5" draw:name="Objet8" text:anchor-type="as-char" svg:y="-0.584cm" svg:width="2.665cm" svg:height="0.968cm" draw:z-index="36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Caractères_5f_correction"><text:span text:style-name="T202"><text:s/></text:span></text:span><text:span text:style-name="_5f_Caractères_5f_correction"><text:span text:style-name="T188">pâtisseries.</text:span></text:span></text:h>
      <text:h text:style-name="P104" text:outline-level="1"><text:span text:style-name="_5f_Caractères"><text:span text:style-name="T202">Nour-Eddine</text:span></text:span><text:span text:style-name="_5f_Caractères_5f_correction"> a </text:span><text:span text:style-name="_5f_Caractères_5f_correction"><text:span text:style-name="T188">vendu</text:span></text:span><text:span text:style-name="_5f_Caractères_5f_correction"> </text:span><text:span text:style-name="_5f_Caractères">le plus de pâtisseries</text:span><text:span text:style-name="_5f_Caractères_5f_correction">.</text:span></text:h>
      <text:list xml:id="list143255073294072" text:continue-numbering="true" text:style-name="_5f_Numérotation_20_des_20_exercices">
        <text:list-item>
          <text:h text:style-name="_5f_Titre_5f_Exercices_5f_sans_5f_Titre" text:outline-level="1"><text:span text:style-name="_5f_Caractères">Lino a préparé un cocktail « Bora bora ». Dans son shaker de 90 cL, il y a </text:span><text:span text:style-name="_5f_pointillés_20_gris"><draw:frame draw:style-name="fr6" draw:name="Object202" text:anchor-type="as-char" svg:y="-0.534cm" svg:width="0.293cm" svg:height="0.87cm" draw:z-index="42"><draw:object xlink:href="./Object 362" xlink:type="simple" xlink:show="embed" xlink:actuate="onLoad"/><draw:image xlink:href="./ObjectReplacements/Object 362" xlink:type="simple" xlink:show="embed" xlink:actuate="onLoad"/></draw:frame></text:span><text:span text:style-name="_5f_Caractères"><text:s/>de jus de fruit de la passion, </text:span><text:span text:style-name="_5f_pointillés_20_gris"><draw:frame draw:style-name="fr6" draw:name="Object203" text:anchor-type="as-char" svg:y="-0.534cm" svg:width="0.293cm" svg:height="0.87cm" draw:z-index="43"><draw:object xlink:href="./Object 363" xlink:type="simple" xlink:show="embed" xlink:actuate="onLoad"/><draw:image xlink:href="./ObjectReplacements/Object 363" xlink:type="simple" xlink:show="embed" xlink:actuate="onLoad"/></draw:frame></text:span><text:span text:style-name="_5f_Caractères"><text:s/>de jus d’ananas, </text:span><text:span text:style-name="_5f_pointillés_20_gris"><draw:frame draw:style-name="fr6" draw:name="Object204" text:anchor-type="as-char" svg:y="-0.534cm" svg:width="0.517cm" svg:height="0.87cm" draw:z-index="44"><draw:object xlink:href="./Object 364" xlink:type="simple" xlink:show="embed" xlink:actuate="onLoad"/><draw:image xlink:href="./ObjectReplacements/Object 364" xlink:type="simple" xlink:show="embed" xlink:actuate="onLoad"/></draw:frame></text:span><text:span text:style-name="_5f_Caractères"><text:s/>de jus de citron et </text:span><text:span text:style-name="_5f_pointillés_20_gris"><draw:frame draw:style-name="fr6" draw:name="Object205" text:anchor-type="as-char" svg:y="-0.534cm" svg:width="0.517cm" svg:height="0.87cm" draw:z-index="45"><draw:object xlink:href="./Object 365" xlink:type="simple" xlink:show="embed" xlink:actuate="onLoad"/><draw:image xlink:href="./ObjectReplacements/Object 365" xlink:type="simple" xlink:show="embed" xlink:actuate="onLoad"/></draw:frame></text:span><text:span text:style-name="_5f_Caractères"><text:s/>de sirop de grenadine. Détermine le volume de chaque ingrédient utilisé.</text:span></text:h>
          <text:h text:style-name="_5f_Titre_5f_Exercices_5f_sans_5f_Titre" text:outline-level="1"><text:span text:style-name="_5f_Caractères"/></text:h>
        </text:list-item>
      </text:list>
      <text:h text:style-name="_5f_Paragraphe_5f_Correction" text:outline-level="1"><text:span text:style-name="_5f_Caractères_5f_correction">V. fruit de la passion : </text:span><text:span text:style-name="_5f_Caractères_5f_correction"><draw:frame draw:style-name="fr5" draw:name="Objet9" text:anchor-type="as-char" svg:y="-0.584cm" svg:width="2.219cm" svg:height="0.968cm" draw:z-index="363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205">cL .</text:span></text:span></text:h>
      <text:h text:style-name="_5f_Paragraphe_5f_Correction" text:outline-level="1"><text:span text:style-name="_5f_Caractères_5f_correction">V. </text:span><text:span text:style-name="_5f_Caractères_5f_correction"><text:span text:style-name="T184">jus d’ananas</text:span></text:span><text:span text:style-name="_5f_Caractères_5f_correction"> : </text:span><text:span text:style-name="_5f_Caractères_5f_correction"><draw:frame draw:style-name="fr5" draw:name="Objet10" text:anchor-type="as-char" svg:y="-0.584cm" svg:width="2.219cm" svg:height="0.968cm" draw:z-index="36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205">cL .</text:span></text:span></text:h>
      <text:h text:style-name="_5f_Paragraphe_5f_Correction" text:outline-level="1"><text:span text:style-name="_5f_Caractères_5f_correction">V. </text:span><text:span text:style-name="_5f_Caractères_5f_correction"><text:span text:style-name="T184">jus de citron</text:span></text:span><text:span text:style-name="_5f_Caractères_5f_correction"> : </text:span><text:span text:style-name="_5f_Caractères_5f_correction"><draw:frame draw:style-name="fr5" draw:name="Objet11" text:anchor-type="as-char" svg:y="-0.584cm" svg:width="2.219cm" svg:height="0.968cm" draw:z-index="36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205">cL .</text:span></text:span></text:h>
      <text:h text:style-name="_5f_Paragraphe_5f_Correction" text:outline-level="1"><text:span text:style-name="_5f_Caractères_5f_correction">V. </text:span><text:span text:style-name="_5f_Caractères_5f_correction"><text:span text:style-name="T184">sirop de grenadine</text:span></text:span><text:span text:style-name="_5f_Caractères_5f_correction"> : </text:span><text:span text:style-name="_5f_Caractères_5f_correction"><draw:frame draw:style-name="fr5" draw:name="Objet12" text:anchor-type="as-char" svg:y="-0.534cm" svg:width="2.219cm" svg:height="0.968cm" draw:z-index="36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205">cL .</text:span></text:span></text:h>
      <text:list xml:id="list143254704115800" text:continue-numbering="true" text:style-name="_5f_Numérotation_20_des_20_exercices">
        <text:list-item>
          <text:h text:style-name="_5f_Titre_5f_Exercices_5f_sans_5f_Titre" text:outline-level="1"><text:span text:style-name="_5f_Caractères">Une bouteille vidée aux </text:span><text:span text:style-name="_5f_pointillés_20_gris"><draw:frame draw:style-name="fr6" draw:name="Object1" text:anchor-type="as-char" svg:y="-0.534cm" svg:width="0.293cm" svg:height="0.87cm" draw:z-index="5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contient encore <text:line-break/>20 cL de jus de betteraves.</text:span></text:h>
        </text:list-item>
      </text:list>
      <text:h text:style-name="_5f_Paragraphe" text:outline-level="1"><text:span text:style-name="_5f_Caractères">Quelle était sa contenance au départ ?</text:span></text:h>
      <text:h text:style-name="_5f_Paragraphe" text:outline-level="1"><text:span text:style-name="_5f_Caractères"/></text:h>
      <text:p text:style-name="P110"><text:span text:style-name="_5f_pointillés_20_gris"><draw:frame draw:style-name="fr5" draw:name="Objet13" text:anchor-type="as-char" svg:y="-0.584cm" svg:width="2.21cm" svg:height="0.968cm" draw:z-index="36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pointillés_20_gris"><text:s text:c="4"/></text:span><text:span text:style-name="_5f_Caractères_5f_correction"><text:span text:style-name="T203">La bouteille contenait donc : </text:span></text:span></text:p>
      <text:p text:style-name="P113"><text:span text:style-name="_5f_Caractères_5f_correction"><text:span text:style-name="T206">20 cL + 10 cL = 30 cL.</text:span></text:span></text:p>
      <text:list xml:id="list143255432352160" text:continue-numbering="true" text:style-name="_5f_Numérotation_20_des_20_exercices">
        <text:list-item>
          <text:h text:style-name="_5f_Titre_5f_Exercices_5f_sans_5f_Titre" text:outline-level="1"><text:span text:style-name="_5f_Caractères">Thomas a gagné au loto : il décide de donner </text:span><text:span text:style-name="_5f_pointillés_20_gris"><draw:frame draw:style-name="fr6" draw:name="Object206" text:anchor-type="as-char" svg:y="-0.534cm" svg:width="0.293cm" svg:height="0.87cm" draw:z-index="46"><draw:object xlink:href="./Object 366" xlink:type="simple" xlink:show="embed" xlink:actuate="onLoad"/><draw:image xlink:href="./ObjectReplacements/Object 366" xlink:type="simple" xlink:show="embed" xlink:actuate="onLoad"/></draw:frame></text:span><text:span text:style-name="_5f_Caractères"><text:s/>de ce qu’il a gagné à sa sœur et </text:span><text:span text:style-name="_5f_pointillés_20_gris"><draw:frame draw:style-name="fr6" draw:name="Object207" text:anchor-type="as-char" svg:y="-0.534cm" svg:width="0.293cm" svg:height="0.87cm" draw:z-index="47"><draw:object xlink:href="./Object 367" xlink:type="simple" xlink:show="embed" xlink:actuate="onLoad"/><draw:image xlink:href="./ObjectReplacements/Object 367" xlink:type="simple" xlink:show="embed" xlink:actuate="onLoad"/></draw:frame></text:span><text:span text:style-name="_5f_Caractères"><text:s/>de ce qu’il a gagné à son meilleur ami.</text:span></text:h>
        </text:list-item>
      </text:list>
      <text:h text:style-name="_5f_Paragraphe" text:outline-level="1"><text:span text:style-name="_5f_Caractères">Quelle fraction de la somme gagnée lui reste-t-il ?</text:span></text:h>
      <text:h text:style-name="_5f_Paragraphe" text:outline-level="1"><text:span text:style-name="_5f_Caractères"/></text:h>
      <text:h text:style-name="P105" text:outline-level="1"><text:span text:style-name="_5f_Caractères_5f_correction"><text:span text:style-name="T185">Part déjà distribuée</text:span></text:span><text:span text:style-name="_5f_Caractères_5f_correction"> :</text:span></text:h>
      <text:h text:style-name="P105" text:outline-level="1"><text:span text:style-name="_5f_Caractères_5f_correction"><text:s/></text:span><text:span text:style-name="_5f_Caractères_5f_correction"><draw:frame draw:style-name="fr5" draw:name="Objet15" text:anchor-type="as-char" svg:y="-0.584cm" svg:width="5.004cm" svg:height="0.968cm" draw:z-index="36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_5f_correction"><text:s/></text:span><text:span text:style-name="_5f_Caractères_5f_correction"><text:span text:style-name="T206">d</text:span></text:span><text:span text:style-name="_5f_Caractères_5f_correction"><text:span text:style-name="T185">u</text:span></text:span><text:span text:style-name="_5f_Caractères_5f_correction"><text:span text:style-name="T206"> gain.</text:span></text:span></text:h>
      <text:h text:style-name="P106" text:outline-level="1"><text:span text:style-name="_5f_Caractères_5f_correction"><text:span text:style-name="T206">Il reste donc la moitié du gain à Thomas.</text:span></text:span></text:h>
      <text:h text:style-name="P106" text:outline-level="1"><text:span text:style-name="_5f_Caractères_5f_correction"/></text:h>
      <text:h text:style-name="P106" text:outline-level="1"><text:span text:style-name="_5f_Caractères_5f_correction"/></text:h>
      <text:list xml:id="list143255601409330" text:continue-numbering="true" text:style-name="_5f_Numérotation_20_des_20_exercices">
        <text:list-item>
          <text:h text:style-name="_5f_Titre_5f_Exercices_5f_sans_5f_Titre" text:outline-level="1"><text:soft-page-break/><text:span text:style-name="_5f_Caractères">Bella a deux petites galettes identiques. Elle mange la moitié de la première galette et pro­pose à Abel : "Préfères-tu manger la moitié du reste de la première galette ou le tiers de la deuxième galette ?". Quel choix Abel doit faire pour avoir le plus gros morceau ?</text:span></text:h>
          <text:h text:style-name="_5f_Titre_5f_Exercices_5f_sans_5f_Titre" text:outline-level="1"><text:span text:style-name="_5f_Caractères"/></text:h>
        </text:list-item>
      </text:list>
      <text:h text:style-name="_5f_Paragraphe_5f_Correction" text:outline-level="1"><text:span text:style-name="_5f_Caractères_5f_correction">La moitié de la moitié c’est le quart.</text:span></text:h>
      <text:h text:style-name="_5f_Paragraphe_5f_Correction" text:outline-level="1"><text:span text:style-name="_5f_Caractères_5f_correction">Le </text:span><text:span text:style-name="_5f_Caractères_5f_correction"><text:span text:style-name="T207">tiers d’une galette est une plus grosse part que le quart.</text:span></text:span></text:h>
      <text:h text:style-name="_5f_Paragraphe_5f_Correction" text:outline-level="1"><text:span text:style-name="_5f_Caractères_5f_correction"/></text:h>
      <text:list xml:id="list143254786563363" text:continue-numbering="true" text:style-name="_5f_Numérotation_20_des_20_exercices">
        <text:list-item>
          <text:h text:style-name="_5f_Titre_5f_Exercices_5f_sans_5f_Titre" text:outline-level="1"><text:span text:style-name="_5f_Caractères">Bella a deux carreaux de chocolats d'un demi-centimètre d'épaisseur. L'un a la forme d'un rectangle de 3 cm sur 5 cm et l'autre d'un carré de 5 cm de côté. Elle propose à Abel :« Préfères-tu :</text:span></text:h>
        </text:list-item>
      </text:list>
      <text:list xml:id="list143255676477053" text:continue-list="list1852271417" text:style-name="List_20_1">
        <text:list-item>
          <text:h text:style-name="_5f_Paragraphe_5f_Bullet" text:outline-level="1"><text:span text:style-name="_5f_Caractères">que je te donne un quart de tout le chocolat ?</text:span></text:h>
        </text:list-item>
        <text:list-item>
          <text:h text:style-name="_5f_Paragraphe_5f_Bullet" text:outline-level="1"><text:span text:style-name="_5f_Caractères">que je donne deux tiers du chocolat qui a la forme d'un rectangle ?</text:span></text:h>
        </text:list-item>
        <text:list-item>
          <text:h text:style-name="_5f_Paragraphe_5f_Bullet" text:outline-level="1"><text:span text:style-name="_5f_Caractères">que je mange un cinquième du chocolat qui a la forme d'un rectangle et que je te donne la moitié de ce qu'il reste de ce chocolat ?</text:span></text:h>
        </text:list-item>
        <text:list-item>
          <text:h text:style-name="_5f_Paragraphe_5f_Bullet" text:outline-level="1"><text:span text:style-name="_5f_Caractères">que je mange un tiers du chocolat qui a la forme d'un rectangle et que je te donne un cinquième de tout le chocolat qu'il reste ? » </text:span></text:h>
        </text:list-item>
      </text:list>
      <text:h text:style-name="_5f_Paragraphe" text:outline-level="1"><text:span text:style-name="_5f_Caractères">Quel choix Abel doit faire pour avoir le plus de chocolat ?</text:span></text:h>
      <text:h text:style-name="_5f_Paragraphe" text:outline-level="1"><text:span text:style-name="_5f_Caractères"/></text:h>
      <text:p text:style-name="P111"><text:span text:style-name="_5f_Caractères_5f_correction"><text:span text:style-name="T204">Surface du </text:span></text:span><text:span text:style-name="_5f_Caractères_5f_correction"><text:span text:style-name="T189">rectangle : 3</text:span></text:span><text:span text:style-name="_5f_Caractères_5f_correction"><text:span text:style-name="T204"> ×</text:span></text:span><text:span text:style-name="_5f_Caractères_5f_correction"> </text:span><text:span text:style-name="_5f_Caractères_5f_correction"><text:span text:style-name="T208">5 = 15 cm².</text:span></text:span></text:p>
      <text:p text:style-name="P111"><text:span text:style-name="_5f_Caractères_5f_correction"><text:span text:style-name="T204">Surface du </text:span></text:span><text:span text:style-name="_5f_Caractères_5f_correction"><text:span text:style-name="T189">carré: 5</text:span></text:span><text:span text:style-name="_5f_Caractères_5f_correction"><text:span text:style-name="T204"> ×</text:span></text:span><text:span text:style-name="_5f_Caractères_5f_correction"> </text:span><text:span text:style-name="_5f_Caractères_5f_correction"><text:span text:style-name="T208">5 = 25 cm².</text:span></text:span></text:p>
      <text:p text:style-name="P111"><text:span text:style-name="_5f_Caractères_5f_correction"><text:span text:style-name="T204">Surface </text:span></text:span><text:span text:style-name="_5f_Caractères_5f_correction"><text:span text:style-name="T189">totale : 15 +</text:span></text:span><text:span text:style-name="_5f_Caractères_5f_correction"><text:span text:style-name="T208"> 25 <text:s/>= 40 cm².</text:span></text:span></text:p>
      <text:p text:style-name="P111"><text:span text:style-name="_5f_Caractères_5f_correction"/></text:p>
      <text:p text:style-name="P114"><text:span text:style-name="_5f_Caractères_5f_correction"><text:span text:style-name="T214">1</text:span></text:span><text:span text:style-name="_5f_Caractères_5f_correction"><text:span text:style-name="T212">er</text:span></text:span><text:span text:style-name="_5f_Caractères_5f_correction"><text:span text:style-name="T214"> choix</text:span></text:span><text:span text:style-name="_5f_Caractères_5f_correction"><text:span text:style-name="T208"> : </text:span></text:span><text:span text:style-name="_5f_Caractères_5f_correction"><text:span text:style-name="T208"><draw:frame draw:style-name="fr5" draw:name="Objet14" text:anchor-type="as-char" svg:y="-0.584cm" svg:width="1.48cm" svg:height="0.968cm" draw:z-index="369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aractères_5f_correction"><text:span text:style-name="T208"><text:s/>= </text:span></text:span><text:span text:style-name="_5f_Caractères_5f_correction"><text:span text:style-name="T215">10 cm².</text:span></text:span></text:p>
      <text:p text:style-name="P114"><text:span text:style-name="_5f_Caractères_5f_correction"><text:span text:style-name="T190">2</text:span></text:span><text:span text:style-name="_5f_Caractères_5f_correction"><text:span text:style-name="T196">e</text:span></text:span><text:span text:style-name="_5f_Caractères_5f_correction"><text:span text:style-name="T214"> choix</text:span></text:span><text:span text:style-name="_5f_Caractères_5f_correction"><text:span text:style-name="T208"> : </text:span></text:span><text:span text:style-name="_5f_Caractères_5f_correction"><text:span text:style-name="T208"><draw:frame draw:style-name="fr5" draw:name="Objet16" text:anchor-type="as-char" svg:y="-0.584cm" svg:width="1.48cm" svg:height="0.968cm" draw:z-index="370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Caractères_5f_correction"><text:span text:style-name="T208"><text:s/>= </text:span></text:span><text:span text:style-name="_5f_Caractères_5f_correction"><text:span text:style-name="T215">10 cm².</text:span></text:span></text:p>
      <text:p text:style-name="P114"><text:span text:style-name="_5f_Caractères_5f_correction"><text:span text:style-name="T199">3</text:span></text:span><text:span text:style-name="_5f_Caractères_5f_correction"><text:span text:style-name="T196">e</text:span></text:span><text:span text:style-name="_5f_Caractères_5f_correction"><text:span text:style-name="T214"> choix</text:span></text:span><text:span text:style-name="_5f_Caractères_5f_correction"><text:span text:style-name="T208"> : </text:span></text:span><text:span text:style-name="_5f_Caractères_5f_correction"><text:span text:style-name="T186">Il reste</text:span></text:span><text:span text:style-name="_5f_Caractères_5f_correction"><text:span text:style-name="T208"> </text:span></text:span><text:span text:style-name="_5f_Caractères_5f_correction"><text:span text:style-name="T208"><draw:frame draw:style-name="fr5" draw:name="Objet17" text:anchor-type="as-char" svg:y="-0.584cm" svg:width="1.48cm" svg:height="0.968cm" draw:z-index="371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Caractères_5f_correction"><text:span text:style-name="T208"><text:s/>= 1</text:span></text:span><text:span text:style-name="_5f_Caractères_5f_correction"><text:span text:style-name="T186">2</text:span></text:span><text:span text:style-name="_5f_Caractères_5f_correction"><text:span text:style-name="T208"> cm².</text:span></text:span></text:p>
      <text:p text:style-name="P114"><text:span text:style-name="_5f_Caractères_5f_correction"><text:span text:style-name="T208">Abel en reçoit la moitié soit </text:span></text:span><text:span text:style-name="_5f_Caractères_5f_correction"><text:span text:style-name="T215">6 cm².</text:span></text:span></text:p>
      <text:p text:style-name="P114"><text:span text:style-name="_5f_Caractères_5f_correction"><text:span text:style-name="T199">4</text:span></text:span><text:span text:style-name="_5f_Caractères_5f_correction"><text:span text:style-name="T196">e</text:span></text:span><text:span text:style-name="_5f_Caractères_5f_correction"><text:span text:style-name="T214"> choix </text:span></text:span><text:span text:style-name="_5f_Caractères_5f_correction"><text:span text:style-name="T208">: </text:span></text:span></text:p>
      <text:p text:style-name="P114"><text:span text:style-name="_5f_Caractères_5f_correction"><text:span text:style-name="T186">Il reste</text:span></text:span><text:span text:style-name="_5f_Caractères_5f_correction"><text:span text:style-name="T208"> </text:span></text:span><text:span text:style-name="_5f_Caractères_5f_correction"><text:span text:style-name="T208"><draw:frame draw:style-name="fr5" draw:name="Objet18" text:anchor-type="as-char" svg:y="-0.584cm" svg:width="2.771cm" svg:height="0.968cm" draw:z-index="372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Caractères_5f_correction"><text:span text:style-name="T208"><text:s/>= </text:span></text:span><text:span text:style-name="_5f_Caractères_5f_correction"><text:span text:style-name="T186">10 + </text:span></text:span><text:span text:style-name="_5f_Caractères_5f_correction"><text:span text:style-name="T187">2</text:span></text:span><text:span text:style-name="_5f_Caractères_5f_correction"><text:span text:style-name="T186">5 = </text:span></text:span><text:span text:style-name="_5f_Caractères_5f_correction"><text:span text:style-name="T187">3</text:span></text:span><text:span text:style-name="_5f_Caractères_5f_correction"><text:span text:style-name="T186">5</text:span></text:span><text:span text:style-name="_5f_Caractères_5f_correction"><text:span text:style-name="T208"> cm².</text:span></text:span></text:p>
      <text:p text:style-name="P114"><text:span text:style-name="_5f_Caractères_5f_correction"><text:span text:style-name="T208">Abel <text:s/>reçoit </text:span></text:span><text:span text:style-name="_5f_Caractères_5f_correction"><text:span text:style-name="T208"><draw:frame draw:style-name="fr5" draw:name="Objet19" text:anchor-type="as-char" svg:y="-0.584cm" svg:width="1.48cm" svg:height="0.968cm" draw:z-index="373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Caractères_5f_correction"><text:span text:style-name="T208"><text:s/>= </text:span></text:span><text:span text:style-name="_5f_Caractères_5f_correction"><text:span text:style-name="T191">7</text:span></text:span><text:span text:style-name="_5f_Caractères_5f_correction"><text:span text:style-name="T215"> cm².</text:span></text:span></text:p>
      <text:p text:style-name="P115"><text:span text:style-name="_5f_Caractères_5f_correction"><text:span text:style-name="T213">C’est le </text:span></text:span><text:span text:style-name="_5f_Caractères_5f_correction"><text:span text:style-name="T187">1</text:span></text:span><text:span text:style-name="_5f_Caractères_5f_correction"><text:span text:style-name="T195">er </text:span></text:span><text:span text:style-name="_5f_Caractères_5f_correction"><text:span text:style-name="T198">ou le 2</text:span></text:span><text:span text:style-name="_5f_Caractères_5f_correction"><text:span text:style-name="T195">e</text:span></text:span><text:span text:style-name="_5f_Caractères_5f_correction"><text:span text:style-name="T213"> choix qui </text:span></text:span><text:span text:style-name="_5f_Caractères_5f_correction"><text:span text:style-name="T187">sera</text:span></text:span><text:span text:style-name="_5f_Caractères_5f_correction"><text:span text:style-name="T213"> le plus intéressant pour Abel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1" svg:font-family="OpenSymbol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draw:fill="solid" draw:fill-color="#ffff00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218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219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220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222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4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5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7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9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02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03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206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8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0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151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153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55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96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7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9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45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32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46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28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9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142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44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40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25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6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136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37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39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129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30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131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6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9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182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1"><draw:line text:anchor-type="paragraph" draw:z-index="183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184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9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0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171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72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3"><draw:path text:anchor-type="paragraph" draw:z-index="173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175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77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8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9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7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8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9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path text:anchor-type="paragraph" draw:z-index="346" draw:name="Shape1_0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47" draw:name="Shape3_4" draw:style-name="Mgr1" draw:text-style-name="MP2" svg:x1="6.595cm" svg:y1="0.397cm" svg:x2="20.496cm" svg:y2="0.36cm"><text:p/></draw:line><text:span text:style-name="MT20">Problèmes</text:span><text:span text:style-name="MT1"> </text:span></text:p>
      </style:header>
      <style:header-left>
        <text:p text:style-name="MP27"><draw:path text:anchor-type="paragraph" draw:z-index="187" draw:name="Shape1_9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166" draw:name="Shape3_27" draw:style-name="Mgr1" draw:text-style-name="MP2" svg:x1="6.613cm" svg:y1="0.397cm" svg:x2="20.497cm" svg:y2="0.36cm"><text:p/></draw:line><text:span text:style-name="MT20">Problèmes</text:span><text:span text:style-name="MT1"> </text:span></text:p>
      </style:header-left>
      <style:header-first>
        <text:p text:style-name="MP27"><draw:path text:anchor-type="paragraph" draw:z-index="349" draw:name="Shape1_10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350" draw:name="Shape3_37" draw:style-name="Mgr1" draw:text-style-name="MP2" svg:x1="6.595cm" svg:y1="0.397cm" svg:x2="20.496cm" svg:y2="0.36cm"><text:p/></draw:line><text:span text:style-name="MT20">Problèmes</text:span><text:span text:style-name="MT1"> </text:span></text:p>
      </style:header-first>
      <style:footer>
        <text:h text:style-name="_5f_Footer_20_page_20_impaire_20__28_D_29_" text:outline-level="1"><draw:frame draw:style-name="Mfr3" draw:name="Frame1" text:anchor-type="paragraph" svg:x="11.141cm" svg:y="-0.076cm" draw:z-index="0"><draw:text-box fo:min-height="0.499cm" fo:min-width="7.096cm"><text:p text:style-name="Footer"><text:span text:style-name="MT12">F</text:span>ractions : Problèmes</text:p></draw:text-box></draw:frame><draw:g text:anchor-type="paragraph" draw:z-index="348" draw:name="Shape4_227" draw:style-name="Mgr7"><draw:path draw:style-name="Mgr3" draw:text-style-name="MP5" svg:width="0.855cm" svg:height="1.172cm" svg:x="-0.189cm" svg:y="-0.175cm" svg:viewBox="0 0 856 1173" svg:d="M856 1173h-856v-991c0-100 79-182 175-182h505c97 0 176 82 176 182z"><text:p/></draw:path></draw:g><text:page-number text:select-page="current">144</text:page-number></text:h>
      </style:footer>
      <style:footer-left>
        <text:h text:style-name="_5f_Footer_20_page_20_impaire_20__28_D_29_" text:outline-level="1"><draw:g text:anchor-type="paragraph" draw:z-index="351" draw:name="Shape4_228" draw:style-name="Mgr7"><draw:path draw:style-name="Mgr3" draw:text-style-name="MP5" svg:width="0.855cm" svg:height="1.172cm" svg:x="18.347cm" svg:y="-0.175cm" svg:viewBox="0 0 856 1173" svg:d="M856 1173h-856v-991c0-100 79-182 175-182h505c97 0 176 82 176 182z"><text:p/></draw:path></draw:g><draw:frame draw:style-name="Mfr3" draw:name="Frame2" text:anchor-type="paragraph" svg:x="11.141cm" svg:y="-0.076cm" draw:z-index="352"><draw:text-box fo:min-height="0.499cm" fo:min-width="7.096cm"><text:p text:style-name="Footer"><text:span text:style-name="MT12">F</text:span>ractions : Problèmes</text:p></draw:text-box></draw:frame><text:page-number text:select-page="current">143</text:page-number></text:h>
      </style:footer-left>
      <style:footer-first>
        <text:h text:style-name="_5f_Footer_20_page_20_paire_20__28_G_29_" text:outline-level="1"><draw:g text:anchor-type="paragraph" draw:z-index="353" draw:name="Shape4_229" draw:style-name="Mgr7"><draw:path draw:style-name="Mgr3" draw:text-style-name="MP5" svg:width="0.855cm" svg:height="1.172cm" svg:x="-0.062cm" svg:y="-0.175cm" svg:viewBox="0 0 856 1173" svg:d="M856 1173h-856v-991c0-100 79-182 175-182h505c97 0 176 82 176 182z"><text:p/></draw:path></draw:g><draw:frame draw:style-name="Mfr3" draw:name="Frame3" text:anchor-type="paragraph" svg:x="0.997cm" svg:y="0.018cm" draw:z-index="354"><draw:text-box fo:min-height="0.499cm" fo:min-width="7.096cm"><text:p text:style-name="Footer"><text:span text:style-name="MT12">F</text:span>ractions : Problèmes</text:p></draw:text-box></draw:frame><text:page-number text:select-page="current">142</text:page-number></text:h>
      </style:footer-firs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0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1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59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8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6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2">Multiplier</text:span> </text:p>
      </style:header>
      <style:header-left>
        <text:p text:style-name="MP29">Calculer : <text:span text:style-name="MT22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02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draw:g text:anchor-type="paragraph" draw:z-index="304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9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4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79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draw:g text:anchor-type="paragraph" draw:z-index="287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7">G</text:span>éométrie plane : Parallèles, perpendiculaires,<text:line-break/> distances</text:p>
      </style:header>
      <style:header-left>
        <text:p text:style-name="MP33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72" draw:name="Shape4_59" draw:style-name="Mgr2"><draw:path draw:style-name="Mgr8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4">G</text:span>éométrie plane : Parallèles, perpendiculaires, distances</text:h></draw:text-box></draw:frame><draw:g text:anchor-type="paragraph" draw:z-index="275" draw:name="Shape4_62" draw:style-name="Mgr2"><draw:path draw:style-name="Mgr8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65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</text:span></text:p></draw:text-box></draw:frame><draw:g text:anchor-type="paragraph" draw:z-index="268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1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6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48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29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draw:g text:anchor-type="paragraph" draw:z-index="231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3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5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5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9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28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232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16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21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08" draw:name="Shape4_11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10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199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04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194" draw:name="Shape4_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197" draw:name="Shape4_7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23" draw:name="Shape3_7" draw:style-name="Mgr9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24" draw:name="Shape3_29" draw:style-name="Mgr9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22" draw:name="Shape3_33" draw:style-name="Mgr9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2" draw:name="Shape3_35" draw:style-name="Mgr9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5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0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33" draw:name="Shape3_30" draw:style-name="Mgr9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4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5" draw:name="Shape3_31" draw:style-name="Mgr9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9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7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8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0" draw:name="Shape3_34" draw:style-name="Mgr9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41" draw:name="Shape3_36" draw:style-name="Mgr9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4" draw:name="Shape3_0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46" draw:name="Shape3_18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49" draw:name="Shape4_10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0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1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36" draw:name="Shape4_22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38" draw:name="Shape4_87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233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34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314" draw:name="Shape4_2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345" draw:name="Shape4_99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90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301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8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0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52" draw:name="Shape4_94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98" draw:name="Shape4_9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97" draw:name="Shape4_96" draw:style-name="Mgr2"><draw:path draw:style-name="Mgr11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1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0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04" draw:name="Shape3_11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96" draw:name="Shape3_20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43" draw:name="Shape4_11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7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6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10" draw:name="Shape3_16" draw:style-name="Mgr10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09" draw:name="Shape3_17" draw:style-name="Mgr10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32" draw:name="Shape4_107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9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1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65" draw:name="Shape4_10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90" draw:name="Shape4_122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59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254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57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58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50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92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1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81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292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57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95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94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9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47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20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8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05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12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16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3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291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15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57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9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60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63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62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33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65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7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6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44" draw:name="Shape4_157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28" draw:name="Shape4_216" draw:style-name="Mgr2"><draw:path draw:style-name="Mgr8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29" draw:name="Shape4_21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26" draw:name="Shape4_21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27" draw:name="Shape4_21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188" draw:name="Shape4_211" draw:style-name="Mgr2"><draw:path draw:style-name="Mgr8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54" draw:name="Shape4_212" draw:style-name="Mgr2"><draw:path draw:style-name="Mgr8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30" draw:name="Shape4_209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12" draw:name="Shape4_210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76" draw:name="Shape4_20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11" draw:name="Shape4_206" draw:style-name="Mgr2"><draw:path draw:style-name="Mgr8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13" draw:name="Shape4_205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41" draw:name="Shape4_15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18" draw:name="Shape4_15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55" draw:name="Shape4_15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74" draw:name="Shape4_149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62" draw:name="Shape4_150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35" draw:name="Shape4_20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92" draw:name="Shape4_20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27" draw:name="Shape4_20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93" draw:name="Shape4_201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63" draw:name="Shape4_19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42" draw:name="Shape4_195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19" draw:name="Shape4_192" draw:style-name="Mgr2"><draw:path draw:style-name="Mgr8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285" draw:name="Shape4_193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25" draw:name="Shape4_19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26" draw:name="Shape4_19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342" draw:name="Shape4_117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343" draw:name="Shape4_189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21" draw:name="Shape4_17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10" draw:name="Shape7_8" draw:style-name="Mgr10" draw:text-style-name="MP2" svg:x1="9.042cm" svg:y1="0.36cm" svg:x2="20.461cm" svg:y2="0.36cm"><text:p/></draw:line><draw:path text:anchor-type="paragraph" draw:z-index="312" draw:name="Shape5_1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313" draw:name="Shape6_2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315" draw:name="Shape7_9" draw:style-name="Mgr10" draw:text-style-name="MP2" svg:x1="9.042cm" svg:y1="0.36cm" svg:x2="20.461cm" svg:y2="0.36cm"><text:p/></draw:line><draw:path text:anchor-type="paragraph" draw:z-index="316" draw:name="Shape5_2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317" draw:name="Shape6_5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20" draw:name="Shape8_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09" draw:name="Shape4_178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5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06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7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03" draw:name="Shape4_169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7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9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3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5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290" draw:name="Shape4_173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278" draw:name="Shape5_3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80" draw:name="Shape6_3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82" draw:name="Shape7_6" draw:style-name="Mgr10" draw:text-style-name="MP2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283" draw:name="Shape5_4" draw:style-name="Mgr12" draw:text-style-name="MP78" svg:width="4.329cm" svg:height="2.24cm" svg:x="-1.499cm" svg:y="-1cm" svg:viewBox="0 0 4330 2241" svg:d="M0 2241l3984-288c209-15 363-168 345-342l-170-1611h-4159z"><text:p/></draw:path><draw:frame text:anchor-type="paragraph" draw:z-index="284" draw:name="Shape6_4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286" draw:name="Shape7_3" draw:style-name="Mgr10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288" draw:name="Shape8_4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991224917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276" draw:name="Shape4_174" draw:style-name="Mgr2"><draw:path draw:style-name="Mgr11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3254732312125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277" draw:name="Shape4_175" draw:style-name="Mgr2"><draw:path draw:style-name="Mgr11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73" draw:name="Shape4_196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74" draw:name="Shape4_197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70" draw:name="Shape4_198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71" draw:name="Shape4_199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67" draw:name="Shape4_165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1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2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8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49" draw:name="Shape4_161" draw:style-name="Mgr2"><draw:path draw:style-name="Mgr11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53" draw:name="Shape10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51" draw:name="Shape10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78" draw:name="Shape4_207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56" draw:name="Shape4_208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85" draw:name="Shape7" draw:style-name="Mgr14" draw:text-style-name="MP98" svg:width="4.329cm" svg:height="2.24cm" svg:x="-1.499cm" svg:y="-1cm" svg:viewBox="0 0 4330 2241" svg:d="M0 2241l3984-288c209-15 363-168 345-342l-170-1611h-4159z"><text:p/></draw:path><draw:frame text:anchor-type="paragraph" draw:z-index="84" draw:name="Shape8" draw:style-name="Mgr13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81" draw:name="Shape9" draw:style-name="Mgr9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27" draw:name="Shape1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86" draw:name="Shape4_215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8" draw:name="Shape4_218" draw:style-name="Mgr2"><draw:path draw:style-name="Mgr8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69" draw:name="Shape4_219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68" draw:name="Shape4_22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71" draw:name="Shape10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70" draw:name="Shape10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73" draw:name="Shape4_22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75" draw:name="Shape4_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74" draw:name="Shape4_0" draw:style-name="Mgr2"><draw:path draw:style-name="Mgr8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9" draw:name="Shape4_225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76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72" draw:name="Shape4_224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77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18" draw:name="Shape4_22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87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80" draw:name="Shape4_22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82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21" draw:name="Shape4_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79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54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55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34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52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3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64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59" draw:name="Shape4_0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61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23" draw:name="Shape4_226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103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17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14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24" draw:name="Shape4_0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3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05" draw:name="Shape4_3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08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9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2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17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22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2" draw:name="Shape4_3" draw:style-name="Mgr2"><draw:path draw:style-name="Mgr8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" draw:name="Shape4_4" draw:style-name="Mgr2"><draw:path draw:style-name="Mgr8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10" draw:name="Shape4_1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11" draw:name="Shape4_2" draw:style-name="Mgr2"><draw:path draw:style-name="Mgr8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8H8M42S</meta:editing-duration>
    <meta:editing-cycles>282</meta:editing-cycles>
    <meta:generator>LibreOffice/7.1.5.2$Windows_X86_64 LibreOffice_project/85f04e9f809797b8199d13c421bd8a2b025d52b5</meta:generator>
    <dc:date>2021-08-31T14:32:51.819000000</dc:date>
    <meta:document-statistic meta:table-count="0" meta:image-count="0" meta:object-count="32" meta:page-count="3" meta:paragraph-count="791" meta:word-count="3380" meta:character-count="20824" meta:non-whitespace-character-count="17828"/>
    <meta:template xlink:type="simple" xlink:actuate="onRequest" xlink:title="lycee_v3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0/content.xml><?xml version="1.0" encoding="utf-8"?>
<math xmlns="http://www.w3.org/1998/Math/MathML" display="block">
  <semantics>
    <mrow>
      <mstyle mathsize="10pt">
        <mrow>
          <mfrac>
            <mn>1</mn>
            <mn>3</mn>
          </mfrac>
          <mo stretchy="false">×</mo>
          <mn>90</mn>
        </mrow>
      </mstyle>
      <mrow>
        <mspace width="2em"/>
        <mo stretchy="false">=</mo>
        <mspace width="2em"/>
      </mrow>
      <mn>30</mn>
    </mrow>
    <annotation encoding="StarMath 5.0">size 10{{1}over{3} times 90} ~=~ 30</annotation>
  </semantics>
</math>
</file>

<file path=Object 11/content.xml><?xml version="1.0" encoding="utf-8"?>
<math xmlns="http://www.w3.org/1998/Math/MathML" display="block">
  <semantics>
    <mrow>
      <mstyle mathsize="10pt">
        <mrow>
          <mfrac>
            <mn>5</mn>
            <mn>9</mn>
          </mfrac>
          <mo stretchy="false">×</mo>
          <mn>90</mn>
        </mrow>
      </mstyle>
      <mrow>
        <mspace width="2em"/>
        <mo stretchy="false">=</mo>
        <mspace width="2em"/>
      </mrow>
      <mn>50</mn>
    </mrow>
    <annotation encoding="StarMath 5.0">size 10{{5}over{9} times 90} ~=~ 50</annotation>
  </semantics>
</math>
</file>

<file path=Object 12/content.xml><?xml version="1.0" encoding="utf-8"?>
<math xmlns="http://www.w3.org/1998/Math/MathML" display="block">
  <semantics>
    <mrow>
      <mstyle mathsize="10pt">
        <mrow>
          <mfrac>
            <mn>1</mn>
            <mn>18</mn>
          </mfrac>
          <mo stretchy="false">×</mo>
          <mn>90</mn>
        </mrow>
      </mstyle>
      <mrow>
        <mspace width="2em"/>
        <mo stretchy="false">=</mo>
        <mspace width="2em"/>
      </mrow>
      <mn>5</mn>
    </mrow>
    <annotation encoding="StarMath 5.0">size 10{{1}over{18} times 90} ~=~ 5</annotation>
  </semantics>
</math>
</file>

<file path=Object 13/content.xml><?xml version="1.0" encoding="utf-8"?>
<math xmlns="http://www.w3.org/1998/Math/MathML" display="block">
  <semantics>
    <mrow>
      <mstyle mathsize="10pt">
        <mrow>
          <mfrac>
            <mn>1</mn>
            <mn>18</mn>
          </mfrac>
          <mo stretchy="false">×</mo>
          <mn>90</mn>
        </mrow>
      </mstyle>
      <mrow>
        <mspace width="2em"/>
        <mo stretchy="false">=</mo>
        <mspace width="2em"/>
      </mrow>
      <mn>5</mn>
    </mrow>
    <annotation encoding="StarMath 5.0">size 10{{1}over{18} times 90} ~=~ 5</annotation>
  </semantics>
</math>
</file>

<file path=Object 14/content.xml><?xml version="1.0" encoding="utf-8"?>
<math xmlns="http://www.w3.org/1998/Math/MathML" display="block">
  <semantics>
    <mstyle mathsize="10pt">
      <mrow>
        <mfrac>
          <mn>3</mn>
          <mn>3</mn>
        </mfrac>
        <mrow>
          <mspace width="2em"/>
          <mo stretchy="false">=</mo>
          <mspace width="2em"/>
        </mrow>
        <mfrac>
          <mn>2</mn>
          <mn>3</mn>
        </mfrac>
        <mrow>
          <mspace width="2em"/>
          <mo stretchy="false">+</mo>
          <mspace width="2em"/>
        </mrow>
        <mfrac>
          <mn>1</mn>
          <mn>3</mn>
        </mfrac>
      </mrow>
    </mstyle>
    <annotation encoding="StarMath 5.0">size 10{{3}over{3} ~=~ {2}over{3} ~+~ {1}over{3}   } </annotation>
  </semantics>
</math>
</file>

<file path=Object 15/content.xml><?xml version="1.0" encoding="utf-8"?>
<math xmlns="http://www.w3.org/1998/Math/MathML" display="block">
  <semantics>
    <mstyle mathsize="10pt">
      <mrow>
        <mfrac>
          <mn>1</mn>
          <mn>4</mn>
        </mfrac>
        <mrow>
          <mspace width="2em"/>
          <mo stretchy="false">×</mo>
          <mspace width="2em"/>
        </mrow>
        <mn>40</mn>
      </mrow>
    </mstyle>
    <annotation encoding="StarMath 5.0">size 10{{1}over{4} ~times~ 40}</annotation>
  </semantics>
</math>
</file>

<file path=Object 16/content.xml><?xml version="1.0" encoding="utf-8"?>
<math xmlns="http://www.w3.org/1998/Math/MathML" display="block">
  <semantics>
    <mrow>
      <mstyle mathsize="10pt">
        <mrow>
          <mfrac>
            <mn>1</mn>
            <mn>3</mn>
          </mfrac>
          <mrow>
            <mspace width="2em"/>
            <mo stretchy="false">+</mo>
            <mspace width="2em"/>
          </mrow>
          <mfrac>
            <mn>1</mn>
            <mn>6</mn>
          </mfrac>
        </mrow>
      </mstyle>
      <mrow>
        <mspace width="2em"/>
        <mo stretchy="false">=</mo>
        <mi>v</mi>
      </mrow>
      <mfrac>
        <mn>2</mn>
        <mn>6</mn>
      </mfrac>
      <mrow>
        <mspace width="2em"/>
        <mo stretchy="false">+</mo>
        <mspace width="2em"/>
      </mrow>
      <mfrac>
        <mn>1</mn>
        <mn>6</mn>
      </mfrac>
      <mrow>
        <mspace width="2em"/>
        <mo stretchy="false">=</mo>
        <mspace width="2em"/>
      </mrow>
      <mfrac>
        <mn>3</mn>
        <mn>6</mn>
      </mfrac>
      <mrow>
        <mspace width="2em"/>
        <mo stretchy="false">=</mo>
        <mspace width="2em"/>
      </mrow>
      <mfrac>
        <mn>1</mn>
        <mn>2</mn>
      </mfrac>
    </mrow>
    <annotation encoding="StarMath 5.0">size 10{{1}over{3} ~+~ {1}over{6}} ~=v {2}over{6} ~+~ {1}over{6}   ~=~ {3}over{6} ~=~ {1}over{2}</annotation>
  </semantics>
</math>
</file>

<file path=Object 17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2em"/>
          <mo stretchy="false">×</mo>
          <mspace width="2em"/>
        </mrow>
        <mn>15</mn>
      </mrow>
    </mstyle>
    <annotation encoding="StarMath 5.0">size 10{{2}over{3} ~times~ 15}</annotation>
  </semantics>
</math>
</file>

<file path=Object 18/content.xml><?xml version="1.0" encoding="utf-8"?>
<math xmlns="http://www.w3.org/1998/Math/MathML" display="block">
  <semantics>
    <mstyle mathsize="10pt">
      <mrow>
        <mfrac>
          <mn>4</mn>
          <mn>5</mn>
        </mfrac>
        <mrow>
          <mspace width="2em"/>
          <mo stretchy="false">×</mo>
          <mspace width="2em"/>
        </mrow>
        <mn>15</mn>
      </mrow>
    </mstyle>
    <annotation encoding="StarMath 5.0">size 10{{4}over{5} ~times~ 15}</annotation>
  </semantics>
</math>
</file>

<file path=Object 19/content.xml><?xml version="1.0" encoding="utf-8"?>
<math xmlns="http://www.w3.org/1998/Math/MathML" display="block">
  <semantics>
    <mstyle mathsize="10pt">
      <mrow>
        <mrow>
          <mo fence="true" form="prefix" stretchy="false">(</mo>
          <mrow>
            <mrow>
              <mfrac>
                <mn>2</mn>
                <mn>3</mn>
              </mfrac>
              <mrow>
                <mspace width="2em"/>
                <mo stretchy="false">×</mo>
                <mspace width="2em"/>
              </mrow>
              <mn>15</mn>
            </mrow>
          </mrow>
          <mo fence="true" form="postfix" stretchy="false">)</mo>
        </mrow>
        <mrow>
          <mspace width="2em"/>
          <mo stretchy="false">+</mo>
          <mspace width="2em"/>
        </mrow>
        <mn>25</mn>
      </mrow>
    </mstyle>
    <annotation encoding="StarMath 5.0">size 10{({2}over{3} ~times~ 15 )~+~ 25}</annotation>
  </semantics>
</math>
</file>

<file path=Object 2/content.xml><?xml version="1.0" encoding="utf-8"?>
<math xmlns="http://www.w3.org/1998/Math/MathML" display="block">
  <semantics>
    <mstyle mathsize="10pt">
      <mfrac>
        <mn>201</mn>
        <mn>38</mn>
      </mfrac>
    </mstyle>
    <annotation encoding="StarMath 5.0">size 10{{201}over{38}}</annotation>
  </semantics>
</math>
</file>

<file path=Object 20/content.xml><?xml version="1.0" encoding="utf-8"?>
<math xmlns="http://www.w3.org/1998/Math/MathML" display="block">
  <semantics>
    <mstyle mathsize="10pt">
      <mrow>
        <mfrac>
          <mn>1</mn>
          <mn>5</mn>
        </mfrac>
        <mrow>
          <mspace width="2em"/>
          <mo stretchy="false">×</mo>
          <mspace width="2em"/>
        </mrow>
        <mn>35</mn>
      </mrow>
    </mstyle>
    <annotation encoding="StarMath 5.0">size 10{{1}over{5} ~times~ 35}</annotation>
  </semantics>
</math>
</file>

<file path=Object 3/content.xml><?xml version="1.0" encoding="utf-8"?>
<math xmlns="http://www.w3.org/1998/Math/MathML" display="block">
  <semantics>
    <mstyle mathsize="10pt">
      <mrow>
        <mfrac>
          <mn>1</mn>
          <mn>4</mn>
        </mfrac>
        <mo stretchy="false">×</mo>
        <mn>20</mn>
      </mrow>
    </mstyle>
    <annotation encoding="StarMath 5.0">size 10{{1}over{4} times20}</annotation>
  </semantics>
</math>
</file>

<file path=Object 356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57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size 10{{5}over{7}}</annotation>
  </semantics>
</math>
</file>

<file path=Object 358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59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{3}over{5}}</annotation>
  </semantics>
</math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2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3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364/content.xml><?xml version="1.0" encoding="utf-8"?>
<math xmlns="http://www.w3.org/1998/Math/MathML" display="block">
  <semantics>
    <mstyle mathsize="10pt">
      <mfrac>
        <mn>1</mn>
        <mn>18</mn>
      </mfrac>
    </mstyle>
    <annotation encoding="StarMath 5.0">size 10{{1}over{18}}</annotation>
  </semantics>
</math>
</file>

<file path=Object 365/content.xml><?xml version="1.0" encoding="utf-8"?>
<math xmlns="http://www.w3.org/1998/Math/MathML" display="block">
  <semantics>
    <mstyle mathsize="10pt">
      <mfrac>
        <mn>1</mn>
        <mn>18</mn>
      </mfrac>
    </mstyle>
    <annotation encoding="StarMath 5.0">size 10{{1}over{18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

<file path=Object 4/content.xml><?xml version="1.0" encoding="utf-8"?>
<math xmlns="http://www.w3.org/1998/Math/MathML" display="block">
  <semantics>
    <mstyle mathsize="10pt">
      <mrow>
        <mfrac>
          <mn>5</mn>
          <mn>7</mn>
        </mfrac>
        <mo stretchy="false">×</mo>
        <mn>7</mn>
      </mrow>
    </mstyle>
    <annotation encoding="StarMath 5.0">size 10{{5}over{7} times 7}</annotation>
  </semantics>
</math>
</file>

<file path=Object 5/content.xml><?xml version="1.0" encoding="utf-8"?>
<math xmlns="http://www.w3.org/1998/Math/MathML" display="block">
  <semantics>
    <mstyle mathsize="10pt">
      <mrow>
        <mfrac>
          <mn>2</mn>
          <mn>20</mn>
        </mfrac>
        <mrow>
          <mspace width="2em"/>
          <mo stretchy="false">=</mo>
          <mspace width="2em"/>
        </mrow>
        <mfrac>
          <mn>1</mn>
          <mn>10</mn>
        </mfrac>
      </mrow>
    </mstyle>
    <annotation encoding="StarMath 5.0">size 10{{2}over{20} ~=~ 1 over 10}</annotation>
  </semantics>
</math>
</file>

<file path=Object 6/content.xml><?xml version="1.0" encoding="utf-8"?>
<math xmlns="http://www.w3.org/1998/Math/MathML" display="block">
  <semantics>
    <mrow>
      <mstyle mathsize="10pt">
        <mrow>
          <mfrac>
            <mn>1</mn>
            <mn>5</mn>
          </mfrac>
          <mo stretchy="false">×</mo>
          <mn>12</mn>
        </mrow>
      </mstyle>
      <mrow>
        <mspace width="2em"/>
        <mo stretchy="false">=</mo>
        <mspace width="2em"/>
      </mrow>
      <mn>2,4</mn>
    </mrow>
    <annotation encoding="StarMath 5.0">size 10{{1}over{5} times 12} ~=~ 2,4</annotation>
  </semantics>
</math>
</file>

<file path=Object 7/content.xml><?xml version="1.0" encoding="utf-8"?>
<math xmlns="http://www.w3.org/1998/Math/MathML" display="block">
  <semantics>
    <mrow>
      <mstyle mathsize="10pt">
        <mrow>
          <mfrac>
            <mn>3</mn>
            <mn>5</mn>
          </mfrac>
          <mo stretchy="false">×</mo>
          <mn>3</mn>
        </mrow>
      </mstyle>
      <mrow>
        <mspace width="2em"/>
        <mo stretchy="false">=</mo>
        <mspace width="2em"/>
      </mrow>
      <mn>1,8</mn>
    </mrow>
    <annotation encoding="StarMath 5.0">size 10{{3}over{5} times 3} ~=~ 1,8</annotation>
  </semantics>
</math>
</file>

<file path=Object 8/content.xml><?xml version="1.0" encoding="utf-8"?>
<math xmlns="http://www.w3.org/1998/Math/MathML" display="block">
  <semantics>
    <mrow>
      <mstyle mathsize="10pt">
        <mrow>
          <mfrac>
            <mn>5</mn>
            <mn>11</mn>
          </mfrac>
          <mo stretchy="false">×</mo>
          <mn>220</mn>
        </mrow>
      </mstyle>
      <mrow>
        <mspace width="2em"/>
        <mo stretchy="false">=</mo>
        <mspace width="2em"/>
      </mrow>
      <mn>100</mn>
    </mrow>
    <annotation encoding="StarMath 5.0">size 10{{5}over{11} times 220} ~=~ 100</annotation>
  </semantics>
</math>
</file>

<file path=Object 9/content.xml><?xml version="1.0" encoding="utf-8"?>
<math xmlns="http://www.w3.org/1998/Math/MathML" display="block">
  <semantics>
    <mrow>
      <mstyle mathsize="10pt">
        <mrow>
          <mfrac>
            <mn>4</mn>
            <mn>5</mn>
          </mfrac>
          <mo stretchy="false">×</mo>
          <mn>150</mn>
        </mrow>
      </mstyle>
      <mrow>
        <mspace width="2em"/>
        <mo stretchy="false">=</mo>
        <mspace width="2em"/>
      </mrow>
      <mn>120</mn>
    </mrow>
    <annotation encoding="StarMath 5.0">size 10{{4}over{5} times 150} ~=~ 120</annotation>
  </semantics>
</math>
</file>